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221.92mm" svg:y="68mm">
            <loext:p draw:notify-on-update-of-ranges="Feuille1.A23:Feuille1.A30 Feuille1.B22:Feuille1.B22 Feuille1.B23:Feuille1.B30 Feuille1.C22:Feuille1.C22 Feuille1.C23:Feuille1.C30 Feuille1.D22:Feuille1.D22 Feuille1.D23:Feuille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.8518" calcext:value-type="float">
            <text:p>229,8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.8536" calcext:value-type="float">
            <text:p>229,8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.8611" calcext:value-type="float">
            <text:p>229,86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.8438" calcext:value-type="float">
            <text:p>229,84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.8513" calcext:value-type="float">
            <text:p>229,8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.9589" calcext:value-type="float">
            <text:p>114,95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9628" calcext:value-type="float">
            <text:p>114,9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9593" calcext:value-type="float">
            <text:p>114,9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9696" calcext:value-type="float">
            <text:p>114,96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.9637" calcext:value-type="float">
            <text:p>114,9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6728" calcext:value-type="float">
            <text:p>76,67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6692" calcext:value-type="float">
            <text:p>76,66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6753" calcext:value-type="float">
            <text:p>76,67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6777" calcext:value-type="float">
            <text:p>76,67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665" calcext:value-type="float">
            <text:p>76,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8831" calcext:value-type="float">
            <text:p>57,88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898" calcext:value-type="float">
            <text:p>57,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5475" calcext:value-type="float">
            <text:p>57,5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9242" calcext:value-type="float">
            <text:p>57,9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8502" calcext:value-type="float">
            <text:p>57,8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.0145" calcext:value-type="float">
            <text:p>46,01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.0163" calcext:value-type="float">
            <text:p>46,01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.0156" calcext:value-type="float">
            <text:p>46,01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.0203" calcext:value-type="float">
            <text:p>46,02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.0142" calcext:value-type="float">
            <text:p>46,0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.3551" calcext:value-type="float">
            <text:p>38,35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.4712" calcext:value-type="float">
            <text:p>38,47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.3573" calcext:value-type="float">
            <text:p>38,35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.6139" calcext:value-type="float">
            <text:p>38,61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.4492" calcext:value-type="float">
            <text:p>38,44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3341" calcext:value-type="float">
            <text:p>33,33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.8854" calcext:value-type="float">
            <text:p>32,88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.8392" calcext:value-type="float">
            <text:p>33,83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.9093" calcext:value-type="float">
            <text:p>32,90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.3781" calcext:value-type="float">
            <text:p>33,3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7925" calcext:value-type="float">
            <text:p>28,79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.9825" calcext:value-type="float">
            <text:p>28,98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.7971" calcext:value-type="float">
            <text:p>28,79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.8858" calcext:value-type="float">
            <text:p>28,88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.1219" calcext:value-type="float">
            <text:p>30,1219</text:p>
          </table:table-cell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3];[.$E3];[.$H3];[.$K3];[.$N3])" office:value-type="float" office:value="229.8438" calcext:value-type="float">
            <text:p>229,8438</text:p>
          </table:table-cell>
          <table:table-cell table:formula="of:=MEDIAN([.$B3];[.$E3];[.$H3];[.$K3];[.$N3])" office:value-type="float" office:value="229.8518" calcext:value-type="float">
            <text:p>229,8518</text:p>
          </table:table-cell>
          <table:table-cell table:formula="of:=MAX([.$B3];[.$E3];[.$H3];[.$K3];[.$N3])" office:value-type="float" office:value="229.8611" calcext:value-type="float">
            <text:p>229,861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4];[.$E4];[.$H4];[.$K4];[.$N4])" office:value-type="float" office:value="114.9589" calcext:value-type="float">
            <text:p>114,9589</text:p>
          </table:table-cell>
          <table:table-cell table:formula="of:=MEDIAN([.$B4];[.$E4];[.$H4];[.$K4];[.$N4])" office:value-type="float" office:value="114.9628" calcext:value-type="float">
            <text:p>114,9628</text:p>
          </table:table-cell>
          <table:table-cell table:formula="of:=MAX([.$B4];[.$E4];[.$H4];[.$K4];[.$N4])" office:value-type="float" office:value="114.9696" calcext:value-type="float">
            <text:p>114,969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[.$B5];[.$E5];[.$H5];[.$K5];[.$N5])" office:value-type="float" office:value="76.665" calcext:value-type="float">
            <text:p>76,665</text:p>
          </table:table-cell>
          <table:table-cell table:formula="of:=MEDIAN([.$B5];[.$E5];[.$H5];[.$K5];[.$N5])" office:value-type="float" office:value="76.6728" calcext:value-type="float">
            <text:p>76,6728</text:p>
          </table:table-cell>
          <table:table-cell table:formula="of:=MAX([.$B5];[.$E5];[.$H5];[.$K5];[.$N5])" office:value-type="float" office:value="76.6777" calcext:value-type="float">
            <text:p>76,677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6];[.$E6];[.$H6];[.$K6];[.$N6])" office:value-type="float" office:value="57.5475" calcext:value-type="float">
            <text:p>57,5475</text:p>
          </table:table-cell>
          <table:table-cell table:formula="of:=MEDIAN([.$B6];[.$E6];[.$H6];[.$K6];[.$N6])" office:value-type="float" office:value="57.8831" calcext:value-type="float">
            <text:p>57,8831</text:p>
          </table:table-cell>
          <table:table-cell table:formula="of:=MAX([.$B6];[.$E6];[.$H6];[.$K6];[.$N6])" office:value-type="float" office:value="57.9242" calcext:value-type="float">
            <text:p>57,924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7];[.$E7];[.$H7];[.$K7];[.$N7])" office:value-type="float" office:value="46.0142" calcext:value-type="float">
            <text:p>46,0142</text:p>
          </table:table-cell>
          <table:table-cell table:formula="of:=MEDIAN([.$B7];[.$E7];[.$H7];[.$K7];[.$N7])" office:value-type="float" office:value="46.0156" calcext:value-type="float">
            <text:p>46,0156</text:p>
          </table:table-cell>
          <table:table-cell table:formula="of:=MAX([.$B7];[.$E7];[.$H7];[.$K7];[.$N7])" office:value-type="float" office:value="46.0203" calcext:value-type="float">
            <text:p>46,020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[.$B8];[.$E8];[.$H8];[.$K8];[.$N8])" office:value-type="float" office:value="38.3551" calcext:value-type="float">
            <text:p>38,3551</text:p>
          </table:table-cell>
          <table:table-cell table:formula="of:=MEDIAN([.$B8];[.$E8];[.$H8];[.$K8];[.$N8])" office:value-type="float" office:value="38.4492" calcext:value-type="float">
            <text:p>38,4492</text:p>
          </table:table-cell>
          <table:table-cell table:formula="of:=MAX([.$B8];[.$E8];[.$H8];[.$K8];[.$N8])" office:value-type="float" office:value="38.6139" calcext:value-type="float">
            <text:p>38,613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$B9];[.$E9];[.$H9];[.$K9];[.$N9])" office:value-type="float" office:value="32.8854" calcext:value-type="float">
            <text:p>32,8854</text:p>
          </table:table-cell>
          <table:table-cell table:formula="of:=MEDIAN([.$B9];[.$E9];[.$H9];[.$K9];[.$N9])" office:value-type="float" office:value="33.3341" calcext:value-type="float">
            <text:p>33,3341</text:p>
          </table:table-cell>
          <table:table-cell table:formula="of:=MAX([.$B9];[.$E9];[.$H9];[.$K9];[.$N9])" office:value-type="float" office:value="33.8392" calcext:value-type="float">
            <text:p>33,839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[.$B10];[.$E10];[.$H10];[.$K10];[.$N10])" office:value-type="float" office:value="28.7925" calcext:value-type="float">
            <text:p>28,7925</text:p>
          </table:table-cell>
          <table:table-cell table:formula="of:=MEDIAN([.$B10];[.$E10];[.$H10];[.$K10];[.$N10])" office:value-type="float" office:value="28.8858" calcext:value-type="float">
            <text:p>28,8858</text:p>
          </table:table-cell>
          <table:table-cell table:formula="of:=MAX([.$B10];[.$E10];[.$H10];[.$K10];[.$N10])" office:value-type="float" office:value="30.1219" calcext:value-type="float">
            <text:p>30,121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N3:Feuille1.N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4:58:37.073429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06:45.646147763</meta:creation-date>
    <dc:date>2017-02-19T04:59:24.971281594</dc:date>
    <meta:editing-duration>PT22M30S</meta:editing-duration>
    <meta:editing-cycles>9</meta:editing-cycles>
    <meta:generator>LibreOffice/5.2.2.2$Linux_X86_64 LibreOffice_project/2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1.275cm" svg:y="0.316cm" chart:style-name="ch2">
          <text:p>C4.2Large : évolution de la durée en fonction du nombre de threads</text:p>
        </chart:title>
        <chart:legend chart:legend-position="end" svg:x="13.358cm" svg:y="3.705cm" style:legend-expansion="high" chart:style-name="ch3"/>
        <chart:plot-area chart:style-name="ch4" table:cell-range-address="Feuille1.A22:Feuille1.D30" chart:data-source-has-labels="both" svg:x="1.33cm" svg:y="1.275cm" svg:width="11.709cm" svg:height="6.569cm">
          <chartooo:coordinate-region svg:x="2.137cm" svg:y="1.474cm" svg:width="10.808cm" svg:height="5.723cm"/>
          <chart:axis chart:dimension="x" chart:name="primary-x" chart:style-name="ch5" chartooo:axis-type="auto">
            <chartooo:date-scale/>
            <chart:title svg:x="5.817cm" svg:y="8.024cm" chart:style-name="ch6">
              <text:p>number of threads</text:p>
            </chart:title>
            <chart:categories table:cell-range-address="Feuille1.A23:Feuille1.A30"/>
          </chart:axis>
          <chart:axis chart:dimension="y" chart:name="primary-y" chart:style-name="ch5">
            <chart:title svg:x="0.451cm" svg:y="5.278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3:Feuille1.B30" chart:label-cell-address="Feuille1.B22:Feuille1.B22" chart:class="chart:line">
            <chart:data-point chart:repeated="8"/>
          </chart:series>
          <chart:series chart:style-name="ch10" chart:values-cell-range-address="Feuille1.C23:Feuille1.C30" chart:label-cell-address="Feuille1.C22:Feuille1.C22" chart:class="chart:line">
            <chart:data-point chart:repeated="8"/>
          </chart:series>
          <chart:series chart:style-name="ch11" chart:values-cell-range-address="Feuille1.D23:Feuille1.D30" chart:label-cell-address="Feuille1.D22:Feuille1.D2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2:Feuille1.B22</svg:desc>
                </draw:g>
              </table:table-cell>
              <table:table-cell office:value-type="string">
                <text:p>mediane</text:p>
                <draw:g>
                  <svg:desc>Feuille1.C22:Feuille1.C22</svg:desc>
                </draw:g>
              </table:table-cell>
              <table:table-cell office:value-type="string">
                <text:p>max</text:p>
                <draw:g>
                  <svg:desc>Feuille1.D22:Feuille1.D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23:Feuille1.A30</svg:desc>
                </draw:g>
              </table:table-cell>
              <table:table-cell office:value-type="float" office:value="229.8438">
                <text:p>229.8438</text:p>
                <draw:g>
                  <svg:desc>Feuille1.B23:Feuille1.B30</svg:desc>
                </draw:g>
              </table:table-cell>
              <table:table-cell office:value-type="float" office:value="229.8518">
                <text:p>229.8518</text:p>
                <draw:g>
                  <svg:desc>Feuille1.C23:Feuille1.C30</svg:desc>
                </draw:g>
              </table:table-cell>
              <table:table-cell office:value-type="float" office:value="229.8611">
                <text:p>229.8611</text:p>
                <draw:g>
                  <svg:desc>Feuille1.D23:Feuille1.D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4.9589">
                <text:p>114.9589</text:p>
              </table:table-cell>
              <table:table-cell office:value-type="float" office:value="114.9628">
                <text:p>114.9628</text:p>
              </table:table-cell>
              <table:table-cell office:value-type="float" office:value="114.9696">
                <text:p>114.96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665">
                <text:p>76.665</text:p>
              </table:table-cell>
              <table:table-cell office:value-type="float" office:value="76.6728">
                <text:p>76.6728</text:p>
              </table:table-cell>
              <table:table-cell office:value-type="float" office:value="76.6777">
                <text:p>76.67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7.5475">
                <text:p>57.5475</text:p>
              </table:table-cell>
              <table:table-cell office:value-type="float" office:value="57.8831">
                <text:p>57.8831</text:p>
              </table:table-cell>
              <table:table-cell office:value-type="float" office:value="57.9242">
                <text:p>57.92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0142">
                <text:p>46.0142</text:p>
              </table:table-cell>
              <table:table-cell office:value-type="float" office:value="46.0156">
                <text:p>46.0156</text:p>
              </table:table-cell>
              <table:table-cell office:value-type="float" office:value="46.0203">
                <text:p>46.02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.3551">
                <text:p>38.3551</text:p>
              </table:table-cell>
              <table:table-cell office:value-type="float" office:value="38.4492">
                <text:p>38.4492</text:p>
              </table:table-cell>
              <table:table-cell office:value-type="float" office:value="38.6139">
                <text:p>38.61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.8854">
                <text:p>32.8854</text:p>
              </table:table-cell>
              <table:table-cell office:value-type="float" office:value="33.3341">
                <text:p>33.3341</text:p>
              </table:table-cell>
              <table:table-cell office:value-type="float" office:value="33.8392">
                <text:p>33.83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.7925">
                <text:p>28.7925</text:p>
              </table:table-cell>
              <table:table-cell office:value-type="float" office:value="28.8858">
                <text:p>28.8858</text:p>
              </table:table-cell>
              <table:table-cell office:value-type="float" office:value="30.1219">
                <text:p>30.1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